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  <style:style style:name="P5" style:family="paragraph" style:parent-style-name="Standard">
      <style:text-properties officeooo:rsid="000d6d59" officeooo:paragraph-rsid="000d6d59"/>
    </style:style>
    <style:style style:name="P6" style:family="paragraph" style:parent-style-name="Standard">
      <style:text-properties officeooo:rsid="000dc908" officeooo:paragraph-rsid="000dc908"/>
    </style:style>
    <style:style style:name="P7" style:family="paragraph" style:parent-style-name="Standard">
      <style:text-properties officeooo:rsid="0010c114" officeooo:paragraph-rsid="0010c114"/>
    </style:style>
    <style:style style:name="P8" style:family="paragraph" style:parent-style-name="Standard">
      <style:text-properties officeooo:rsid="0011d12f" officeooo:paragraph-rsid="0011d1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5">Configuración inicial FreePBX (Tarea 2), paso por paso, cambio de IP por interfaz gráfica:</text:p>
      <text:p text:style-name="P5"/>
      <text:p text:style-name="P5"><text:a xlink:type="simple" xlink:href="https://wiki.freepbx.org/display/FPG/Configuring+Your+PBX" text:style-name="Internet_20_link" text:visited-style-name="Visited_20_Internet_20_Link">https://wiki.freepbx.org/display/FPG/Configuring+Your+PBX</text:a></text:p>
      <text:p text:style-name="P5"/>
      <text:p text:style-name="P6">Conexiones remotas:</text:p>
      <text:p text:style-name="P6"/>
      <text:p text:style-name="P6"><text:a xlink:type="simple" xlink:href="https://www.youtube.com/watch?v=t6BEzgc_Lz0" text:style-name="Internet_20_link" text:visited-style-name="Visited_20_Internet_20_Link">https://www.youtube.com/watch?v=t6BEzgc_Lz0</text:a></text:p>
      <text:p text:style-name="P6"/>
      <text:p text:style-name="P6"/>
      <text:p text:style-name="P7">Ideal para explicar que es un telefono SIP y el uso de conexios SIP y RTP:</text:p>
      <text:p text:style-name="P7"/>
      <text:p text:style-name="P7"><text:a xlink:type="simple" xlink:href="https://www.3cx.es/voip-sip/telefonos-sip/" text:style-name="Internet_20_link" text:visited-style-name="Visited_20_Internet_20_Link">https://www.3cx.es/voip-sip/telefonos-sip/</text:a></text:p>
      <text:p text:style-name="P7"/>
      <text:p text:style-name="P8">Analisis de cuanto cuesta implementar una centralita IP cpmpletamente funcional:</text:p>
      <text:p text:style-name="P8"/>
      <text:p text:style-name="P8"><text:a xlink:type="simple" xlink:href="https://gblogs.cisco.com/la/identificando-los-costos-en-su-proyecto-de-telefonia-ip/" text:style-name="Internet_20_link" text:visited-style-name="Visited_20_Internet_20_Link">https://gblogs.cisco.com/la/identificando-los-costos-en-su-proyecto-de-telefonia-ip/</text:a>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5-06T19:44:52.212000000</dc:date>
    <meta:editing-duration>PT1H31M7S</meta:editing-duration>
    <meta:editing-cycles>8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7" meta:word-count="67" meta:character-count="924" meta:non-whitespace-character-count="873"/>
  </office:meta>
</office:document-meta>
</file>